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d Kembel</text:p>
      <text:p text:style-name="P1">Project 2.1</text:p>
      <text:p text:style-name="P1"/>
      <text:p text:style-name="P3">Stats for weather dataset</text:p>
      <text:p text:style-name="P2">Outlook</text:p>
      <text:p text:style-name="P2">Sunny: 5</text:p>
      <text:p text:style-name="P2">Overcast: 4</text:p>
      <text:p text:style-name="P2">Rainy: 5</text:p>
      <text:p text:style-name="P2"/>
      <text:p text:style-name="P2">Temperature</text:p>
      <text:p text:style-name="P2">Min: 64</text:p>
      <text:p text:style-name="P2">Max: 85</text:p>
      <text:p text:style-name="P2">Mean: 73.57</text:p>
      <text:p text:style-name="P2">StdDev: 6.572</text:p>
      <text:p text:style-name="P2"/>
      <text:p text:style-name="P2">Humidity</text:p>
      <text:p text:style-name="P2">Min: 65</text:p>
      <text:p text:style-name="P2">Max: 96</text:p>
      <text:p text:style-name="P2">Mean: 81.64</text:p>
      <text:p text:style-name="P2">StdDev: 10.285</text:p>
      <text:p text:style-name="P2"/>
      <text:p text:style-name="P2">Windy</text:p>
      <text:p text:style-name="P2">True: 6</text:p>
      <text:p text:style-name="P2">False: 8</text:p>
      <text:p text:style-name="P2"/>
      <text:p text:style-name="P2">Play</text:p>
      <text:p text:style-name="P2">Yes: 9</text:p>
      <text:p text:style-name="P2">No: 5</text:p>
      <text:p text:style-name="P2"/>
      <text:p text:style-name="P4">Conjunctive Rule</text:p>
      <text:p text:style-name="P6"><text:tab/>This algorithm is a rule based algorithm. <text:s/>It uses antecedents that are “AND”ed together to produce a consequence. <text:s/>The rules are created by analyzing information gain for a rule and then they are pruned down by using reduced error pruning. <text:s/>This algorithm can predict numerical or nominal attributes.</text:p>
      <text:p text:style-name="P6"/>
      <text:p text:style-name="P6"><text:tab/>I must say this algorithm was interesting. <text:s/>For the nominal weather dataset, it only produced one rule and that was “play → yes”. <text:s/>It didn't take any attributes into consideration, but simply guessed that play would be yes and was right 64% of the time. <text:s/>I removed the wind and temperature attributes and tried again. <text:s/>The algorithm came up with the exact same results. <text:s/>I tried the numerical dataset and once again I got the exact same rule.</text:p>
      <text:p text:style-name="P6"/>
      <text:p text:style-name="P4">Jrip</text:p>
      <text:p text:style-name="P6"><text:tab/>This algorithm works three stages. <text:s/>The first two stages are repeated until certain conditions of the ruleset are met. <text:s/>It first greedily produces conditions for a rule until the rule is 100% accurate. <text:s/>Then in the next stage, the algorithm prunes down the rules. <text:s/>For the final stage, called an optimization stage, the algorithm produces and prunes two variants of each rule and uses the best one.</text:p>
      <text:p text:style-name="P6"><text:soft-page-break/></text:p>
      <text:p text:style-name="P6">I like the results of this algorithm much better than that of the conjunctive rule. <text:s/>This produces three rules. <text:s/>The first two rules are for predictions if play is no, and then if the data doesn't fit these two rules it just assumes that play is yes. <text:s/>Surprisingly, we get the exact same accuracy as the conjunctive rule, because although it classifies some of the play-&gt;no attributes correctly, it misclassifies a few of the play-&gt;yes attributes.</text:p>
      <text:p text:style-name="P6"/>
      <text:p text:style-name="P4">Decision Table</text:p>
      <text:p text:style-name="P6"><text:tab/>This algorithm just builds a decision table majority classifier.</text:p>
      <text:p text:style-name="P6"/>
      <text:p text:style-name="P6"><text:tab/>This algorithm's results were very disappointing. <text:s/>The conjunctive rule at least realized that if you guess yes on all the play attributes, you get the majority of them right. <text:s/>This algorithm guessed yes on all the ones that should have been no and then guess no on some of them that should have been yes. <text:s/>It ended up with an accuracy of about 42.86%.</text:p>
      <text:p text:style-name="P6"/>
      <text:p text:style-name="P6"/>
      <text:p text:style-name="P3">Nearest Neighbor Approaches</text:p>
      <text:p text:style-name="P7"/>
      <text:p text:style-name="P5">IB1/IBK</text:p>
      <text:p text:style-name="P7"/>
      <text:p text:style-name="P7"><text:tab/>For IB1, I got a 50% accuracy which isn't impressive at all. However, when I started using Ibk I got a bit better accuracy (57%). <text:s/>I incremented 'k' by one until my percentage didn't improve anymore (64%). <text:s/>Then I started weighting the nearest nodes by the inverse of their distances and got a accuracy of 71.4%. <text:s/>I also tried the regular weighting and got the same percentage. <text:s/>I like this algorithm. <text:s/>It's very easy to experiment and different variations of the knn approach and I was able to achieve a reasonable accuracy.</text:p>
      <text:p text:style-name="P7"/>
      <text:p text:style-name="P5">K*</text:p>
      <text:p text:style-name="P5"/>
      <text:p text:style-name="P7"><text:tab/>This algorithm was very interesting for me to explore. <text:s/>By the explanation, it classifies data objects based on training data that was similar to it. <text:s/>Just running it off the data set I only got an accuracy of 57.14%. <text:s/>However, when I was looking over the datasets I realized that (for the nominalized dataset) most attributes have a strong correlation of play being yes or no based on what the nominal <text:s/>value is except temperature and wind. <text:s/>I removed the temperature attribute and the accuracy moved up to 85%, which is a pretty impressive jump for just changing one attribute. <text:s/>I tried removing wind as well but only got an accuracy of 78%, so it seems that that attribute is needed.</text:p>
      <text:p text:style-name="P7"/>
      <text:p text:style-name="P5">Nnge</text:p>
      <text:p text:style-name="P7"/>
      <text:p text:style-name="P7"><text:tab/>This algorithm produced the largest rule set for me with five rules and it was able to classify objects with a 78.5% success rate which is pretty impressive considering how many of the other algorithms started out. <text:s/>I tried changing the attributes, but I wasn't able to get any better results than what I started out with. <text:s/>I like this algorithm because it seems to produce somewhat complicated and effective rules. 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3T13:17:59</meta:creation-date>
    <dc:date>2009-10-23T17:00:26</dc:date>
    <meta:editing-duration>PT03H42M29S</meta:editing-duration>
    <meta:editing-cycles>15</meta:editing-cycles>
    <meta:generator>OpenOffice.org/3.0$Unix OpenOffice.org_project/300m15$Build-9379</meta:generator>
    <meta:document-statistic meta:table-count="0" meta:image-count="0" meta:object-count="0" meta:page-count="2" meta:paragraph-count="39" meta:word-count="682" meta:character-count="3925"/>
    <meta:user-defined meta:name="Info 1"/>
    <meta:user-defined meta:name="Info 2"/>
    <meta:user-defined meta:name="Info 3"/>
    <meta:user-defined meta:name="Info 4"/>
  </office:meta>
</office:document-meta>
</file>